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 reverseFibonacci(n):</text:p>
      <text:p text:style-name="Standard"><text:s text:c="3"/></text:p>
      <text:p text:style-name="Standard"><text:tab/>a = [0] * n <text:s/></text:p>
      <text:p text:style-name="Standard"><text:s/></text:p>
      <text:p text:style-name="Standard"><text:tab/># assigning first and second elements</text:p>
      <text:p text:style-name="Standard"><text:tab/>a[0] = 0</text:p>
      <text:p text:style-name="Standard"><text:tab/>a[1] = 1</text:p>
      <text:p text:style-name="Standard"><text:s/></text:p>
      <text:p text:style-name="Standard"><text:tab/>for i in range(2, n): <text:s text:c="2"/></text:p>
      <text:p text:style-name="Standard"><text:s/></text:p>
      <text:p text:style-name="Standard"><text:s text:c="4"/><text:tab/># storing sum in the</text:p>
      <text:p text:style-name="Standard"><text:s text:c="4"/><text:tab/># preceding location</text:p>
      <text:p text:style-name="Standard"><text:s text:c="4"/><text:tab/>a[i] = a[i - 2] + a[i - 1] <text:s/></text:p>
      <text:p text:style-name="Standard"><text:s text:c="2"/><text:tab/> </text:p>
      <text:p text:style-name="Standard"><text:s/></text:p>
      <text:p text:style-name="Standard"><text:tab/>for i in range(n - 1, -1 , -1): <text:s text:c="2"/></text:p>
      <text:p text:style-name="Standard"><text:s/></text:p>
      <text:p text:style-name="Standard"><text:s text:c="4"/><text:tab/># printing array in</text:p>
      <text:p text:style-name="Standard"><text:s text:c="4"/><text:tab/># reverse order</text:p>
      <text:p text:style-name="Standard"><text:s text:c="4"/><text:tab/>print(a[i],end=" ") <text:s/></text:p>
      <text:p text:style-name="Standard"><text:s text:c="2"/><text:tab/> </text:p>
      <text:p text:style-name="Standard"><text:s text:c="3"/></text:p>
      <text:p text:style-name="Standard"><text:s/></text:p>
      <text:p text:style-name="Standard"># Driver function</text:p>
      <text:p text:style-name="Standard">n = 5</text:p>
      <text:p text:style-name="Standard">reverseFibonacci(n) </text:p>
      <text:p text:style-name="Standard"/>
      <text:p text:style-name="Standard"/>
      <text:p text:style-name="Standard"/>
      <text:p text:style-name="Standard"># function to print the pattern</text:p>
      <text:p text:style-name="Standard">def pattern(n):</text:p>
      <text:p text:style-name="Standard"><text:s/></text:p>
      <text:p text:style-name="Standard"><text:tab/># traverse through the elements</text:p>
      <text:p text:style-name="Standard"><text:tab/># in n assuming it as a string</text:p>
      <text:p text:style-name="Standard"><text:tab/>for i in n:</text:p>
      <text:p text:style-name="Standard"><text:s/></text:p>
      <text:p text:style-name="Standard"><text:s text:c="4"/><text:tab/># print | for every line</text:p>
      <text:p text:style-name="Standard"><text:s text:c="4"/><text:tab/>print("|", end = "")</text:p>
      <text:p text:style-name="Standard"><text:s/></text:p>
      <text:p text:style-name="Standard"><text:s text:c="4"/><text:tab/># print i number of * s in <text:s/></text:p>
      <text:p text:style-name="Standard"><text:s text:c="4"/><text:tab/># each line</text:p>
      <text:p text:style-name="Standard"><text:s text:c="4"/><text:tab/>print("*" * int(i))</text:p>
      <text:p text:style-name="Standard"><text:s/></text:p>
      <text:p text:style-name="Standard"># get the input as string <text:s text:c="3"/><text:tab/> </text:p>
      <text:p text:style-name="Standard">n = "41325"</text:p>
      <text:p text:style-name="Standard">pattern(n)</text:p>
      <text:p text:style-name="Standard"/>
      <text:p text:style-name="Standard"># function for removing the <text:s/></text:p>
      <text:p text:style-name="Standard"><text:soft-page-break/># occurence of character</text:p>
      <text:p text:style-name="Standard">def removeChar(s, c) :</text:p>
      <text:p text:style-name="Standard"><text:s/><text:tab/> </text:p>
      <text:p text:style-name="Standard"><text:tab/># find total no. of <text:s/></text:p>
      <text:p text:style-name="Standard"><text:tab/># occurence of charcter</text:p>
      <text:p text:style-name="Standard"><text:tab/>counts = s.count(c)</text:p>
      <text:p text:style-name="Standard"><text:s/></text:p>
      <text:p text:style-name="Standard"><text:tab/># convert into list <text:s/></text:p>
      <text:p text:style-name="Standard"><text:tab/># of characters</text:p>
      <text:p text:style-name="Standard"><text:tab/>s = list(s)</text:p>
      <text:p text:style-name="Standard"><text:s/></text:p>
      <text:p text:style-name="Standard"><text:tab/># keeep looping untill <text:s/></text:p>
      <text:p text:style-name="Standard"><text:tab/># counts become 0</text:p>
      <text:p text:style-name="Standard"><text:tab/>while counts :</text:p>
      <text:p text:style-name="Standard"><text:s text:c="5"/><text:tab/> </text:p>
      <text:p text:style-name="Standard"><text:s text:c="4"/><text:tab/># remove character</text:p>
      <text:p text:style-name="Standard"><text:s text:c="4"/><text:tab/># from the list</text:p>
      <text:p text:style-name="Standard"><text:s text:c="4"/><text:tab/>s.remove(c)</text:p>
      <text:p text:style-name="Standard"><text:s/></text:p>
      <text:p text:style-name="Standard"><text:s text:c="4"/><text:tab/># decremented by one</text:p>
      <text:p text:style-name="Standard"><text:s text:c="4"/><text:tab/>counts -= 1</text:p>
      <text:p text:style-name="Standard"><text:s/></text:p>
      <text:p text:style-name="Standard"><text:tab/># join all remaining characters</text:p>
      <text:p text:style-name="Standard"><text:tab/># of the list with empty string <text:s/></text:p>
      <text:p text:style-name="Standard"><text:tab/>s = '' . join(s)</text:p>
      <text:p text:style-name="Standard"><text:s/><text:tab/> </text:p>
      <text:p text:style-name="Standard"><text:tab/>print(s)</text:p>
      <text:p text:style-name="Standard"><text:s/></text:p>
      <text:p text:style-name="Standard"># Driver code</text:p>
      <text:p text:style-name="Standard">if __name__ == '__main__' :</text:p>
      <text:p text:style-name="Standard"><text:s/><text:tab/> </text:p>
      <text:p text:style-name="Standard"><text:tab/>s = "Gitam University"</text:p>
      <text:p text:style-name="Standard"><text:tab/>removeChar(s,'i'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0" meta:image-count="0" meta:object-count="0" meta:page-count="2" meta:paragraph-count="77" meta:word-count="217" meta:character-count="1216" meta:non-whitespace-character-count="873"/>
  </office:meta>
</office:document-meta>
</file>